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8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19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3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7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"УТВЕРЖДАЮ"</text:h>
      <text:p text:style-name="P17"/>
      <text:p text:style-name="P19"><text:s text:c="48"/>Первый проректор- </text:p>
      <text:p text:style-name="P19"><text:s text:c="71"/>проректор по научной работе РУДН</text:p>
      <text:p text:style-name="P18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18"><text:span text:style-name="T1">__________________ </text:span><text:span text:style-name="T2">А.А. Костин</text:span></text:p>
      <text:p text:style-name="P19">______________________</text:p>
      <text:p text:style-name="P14"/>
      <text:p text:style-name="P14"/>
      <text:p text:style-name="P5"/>
      <text:p text:style-name="P5">ЗАКЛЮЧЕНИЕ</text:p>
      <text:p text:style-name="P3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7"/>
      <text:p text:style-name="P16"><text:span text:style-name="T4">Диссертация «___Тема_диссертации___» выполнена на кафедре … факультета. </text:span><text:span text:style-name="T7"><text:tab/></text:span></text:p>
      <text:p text:style-name="P10">Фамилия Имя Отчество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p>
      <text:p text:style-name="P12">Медики прописывают сроки обучения в интернатуре, ординатуре.</text:p>
      <text:p text:style-name="P16"><text:span text:style-name="T4"><text:s/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прикреплен(а) на кафедру … РУДН для подготовки диссертации.</text:span></text:p>
      <text:p text:style-name="P15">или </text:p>
      <text:p text:style-name="P16"><text:span text:style-name="T4">В период подготовки диссертации являлась сотрудником (должность) кафедры...РУДН, где и работает по настоящее время </text:span><text:span text:style-name="T5">(если соискатель работает в той же организации,, где выполнялась работа).</text:span></text:p>
      <text:p text:style-name="P10">В настоящее время работает …</text:p>
      <text:p text:style-name="P15">или </text:p>
      <text:p text:style-name="P10">В настоящее время не работает.</text:p>
      <text:p text:style-name="P10">Документ о сдаче кандидатских экзаменов выдан в 20___ году в (ВУЗ).</text:p>
      <text:p text:style-name="P10"/>
      <text:p text:style-name="P10">Научный руководитель – Фамилия Имя Отчество, ученая степень, ученое звание, должность и место работы.</text:p>
      <text:p text:style-name="P11"><text:soft-page-break/>Тема диссертационного исследования была утверждена на заседании Ученого совета ____факультета РУДН дд.мм.гггг, протокол № _ .</text:p>
      <text:p text:style-name="P13">Если было переутверждение:</text:p>
      <text:p text:style-name="P11">Название темы диссертационного исследования в окончательной редакции было утверждено на заседании Ученого совета ____ факультета РУДН, дд.мм.гггг, протокол № _ .</text:p>
      <text:p text:style-name="P14"/>
      <text:p text:style-name="P11">По итогам обсуждения принято следующее заключение:</text:p>
      <text:list xml:id="list1185631966" text:style-name="WW8Num1">
        <text:list-item>
          <text:p text:style-name="P24">Оценка выполненной соискателем работы. </text:p>
        </text:list-item>
        <text:list-item>
          <text:p text:style-name="P23">Личное участие соискателя в получении результатов, изложенных в диссертации, состоит в:</text:p>
        </text:list-item>
        <text:list-item>
          <text:p text:style-name="P23">Степень достоверности результатов проведенных исследований. </text:p>
        </text:list-item>
        <text:list-item>
          <text:p text:style-name="P23">Новизна результатов проведенных исследований.</text:p>
        </text:list-item>
        <text:list-item>
          <text:p text:style-name="P23">Практическая значимость проведенных исследований.</text:p>
        </text:list-item>
        <text:list-item>
          <text:p text:style-name="P23">Ценность научных работ соискателя.</text:p>
        </text:list-item>
        <text:list-item>
          <text:p text:style-name="P25"><text:span text:style-name="T4">Соответствие</text:span><text:span text:style-name="T3"> пунктам</text:span><text:span text:style-name="T4"> паспорта научной специальности</text:span></text:p>
        </text:list-item>
        <text:list-item>
          <text:p text:style-name="P27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21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20">Диссертационная работа ___ФИО_в_родительном_падеже___ рекомендуется к публичной защите на соискание ученой степени кандидата _____ наук по специальности(ям) ______.</text:p>
      <text:p text:style-name="P22">Заключение принято на заседании кафедры …</text:p>
      <text:p text:style-name="P22">Присутствовало на заседании ____ чел. </text:p>
      <text:p text:style-name="P22">Результаты голосования: «за» – _____ чел., «против» – ____ чел., «воздержалось» – _____ чел.</text:p>
      <text:p text:style-name="P22">дд.мм.гггг., протокол № ___ .</text:p>
      <text:p text:style-name="P4"/>
      <text:p text:style-name="P4"/>
      <text:p text:style-name="P2">Председательствующий на заседании:</text:p>
      <text:p text:style-name="P2">должность</text:p>
      <text:p text:style-name="P2">доктор _____ наук, профессор <text:tab/><text:tab/><text:tab/> <text:s text:c="27"/><text:tab/>ФИО </text:p>
      <text:p text:style-name="P9">(председательствующий на заседании не может являться научным руководителем соискателя) </text:p>
      <text:p text:style-name="P6"/>
      <text:p text:style-name="P1">Подпись___ удостоверяю.</text:p>
      <text:p text:style-name="P1">Ученый секретарь Ученого совета </text:p>
      <text:p text:style-name="P1">______ факультета РУДН <text:s text:c="67"/>ФИО</text:p>
      <text:p text:style-name="P1"/>
      <text:p text:style-name="P8">Печать факульт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date>2025-10-18T15:40:11.784328039</dc:date>
    <meta:print-date>2014-02-12T16:21:00</meta:print-date>
    <meta:editing-cycles>12</meta:editing-cycles>
    <meta:editing-duration>PT1H24M25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9" meta:word-count="398" meta:character-count="3500" meta:non-whitespace-character-count="2923"/>
  </office:meta>
</office:document-meta>
</file>